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ackground-color="#ccff00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ccff00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ccff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cc9900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cc9900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9900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66ffff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ackground-color="#66ffff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ackground-color="#66ffff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009999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ccff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ackground-color="#ffcc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66ff66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66ff66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ackground-color="#ffccff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99"/>
  </office:automatic-styles>
  <office:body>
    <office:spreadsheet>
      <table:calculation-settings table:automatic-find-labels="false"/>
      <table:table table:name="conditions_codes_openweathermap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5" table:default-cell-style-name="ce32"/>
        <table:table-row table:style-name="ro1">
          <table:table-cell table:style-name="ce1" office:value-type="string" calcext:value-type="string">
            <text:p>code</text:p>
          </table:table-cell>
          <table:table-cell table:style-name="ce5" office:value-type="string" calcext:value-type="string">
            <text:p>conditions</text:p>
          </table:table-cell>
          <table:table-cell table:style-name="ce24" office:value-type="string" calcext:value-type="string">
            <text:p>day</text:p>
          </table:table-cell>
          <table:table-cell table:style-name="ce27" office:value-type="string" calcext:value-type="string">
            <text:p>night</text:p>
          </table:table-cell>
          <table:table-cell table:number-columns-repeated="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thunderstorm with light rain</text:p>
          </table:table-cell>
          <table:table-cell table:style-name="ce25" office:value-type="string" calcext:value-type="string">
            <text:p>11d</text:p>
          </table:table-cell>
          <table:table-cell table:style-name="ce28"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hunderstorm with rain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hunderstorm with heavy rain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ight thunderstorm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eavy thunderstorm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agged thunderstorm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hunderstorm with light drizzle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hunderstorm with drizzle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8" office:value-type="string" calcext:value-type="string">
            <text:p>thunderstorm with heavy drizzle</text:p>
          </table:table-cell>
          <table:table-cell table:style-name="ce26" office:value-type="string" calcext:value-type="string">
            <text:p>11d</text:p>
          </table:table-cell>
          <table:table-cell table:style-name="ce30" office:value-type="string" calcext:value-type="string">
            <text:p>11n</text:p>
          </table:table-cell>
          <table:table-cell table:number-columns-repeated="2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9" office:value-type="string" calcext:value-type="string">
            <text:p>light intensity drizzle</text:p>
          </table:table-cell>
          <table:table-cell table:style-name="ce25" office:value-type="string" calcext:value-type="string">
            <text:p>09d</text:p>
          </table:table-cell>
          <table:table-cell table:style-name="ce28"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0" office:value-type="string" calcext:value-type="string">
            <text:p>drizzle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0" office:value-type="string" calcext:value-type="string">
            <text:p>heavy intensity drizzle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0" office:value-type="string" calcext:value-type="string">
            <text:p>light intensity drizzle rain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0" office:value-type="string" calcext:value-type="string">
            <text:p>drizzle rain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0" office:value-type="string" calcext:value-type="string">
            <text:p>heavy intensity drizzle rain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0" office:value-type="string" calcext:value-type="string">
            <text:p>shower rain and drizzle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0" office:value-type="string" calcext:value-type="string">
            <text:p>heavy shower rain and drizzle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style-name="ce11" office:value-type="string" calcext:value-type="string">
            <text:p>shower drizzle</text:p>
          </table:table-cell>
          <table:table-cell table:style-name="ce26" office:value-type="string" calcext:value-type="string">
            <text:p>09d</text:p>
          </table:table-cell>
          <table:table-cell table:style-name="ce30"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12" office:value-type="string" calcext:value-type="string">
            <text:p>light rain</text:p>
          </table:table-cell>
          <table:table-cell table:style-name="ce25" office:value-type="string" calcext:value-type="string">
            <text:p>10d</text:p>
          </table:table-cell>
          <table:table-cell table:style-name="ce28" office:value-type="string" calcext:value-type="string">
            <text:p>10n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3" office:value-type="string" calcext:value-type="string">
            <text:p>moderate rain</text:p>
          </table:table-cell>
          <table:table-cell office:value-type="string" calcext:value-type="string">
            <text:p>10d</text:p>
          </table:table-cell>
          <table:table-cell table:style-name="ce31" office:value-type="string" calcext:value-type="string">
            <text:p>10n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3" office:value-type="string" calcext:value-type="string">
            <text:p>heavy intensity rain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n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3" office:value-type="string" calcext:value-type="string">
            <text:p>very heavy rain</text:p>
          </table:table-cell>
          <table:table-cell office:value-type="string" calcext:value-type="string">
            <text:p>10d</text:p>
          </table:table-cell>
          <table:table-cell table:style-name="ce31" office:value-type="string" calcext:value-type="string">
            <text:p>10n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3" office:value-type="string" calcext:value-type="string">
            <text:p>extreme rain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n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3" office:value-type="string" calcext:value-type="string">
            <text:p>freezing rain</text:p>
          </table:table-cell>
          <table:table-cell office:value-type="string" calcext:value-type="string">
            <text:p>13d</text:p>
          </table:table-cell>
          <table:table-cell table:style-name="ce31"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3" office:value-type="string" calcext:value-type="string">
            <text:p>light intensity shower rain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3" office:value-type="string" calcext:value-type="string">
            <text:p>shower rain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3" office:value-type="string" calcext:value-type="string">
            <text:p>heavy intensity shower rain</text:p>
          </table:table-cell>
          <table:table-cell office:value-type="string" calcext:value-type="string">
            <text:p>09d</text:p>
          </table:table-cell>
          <table:table-cell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table:style-name="ce4" office:value-type="float" office:value="531" calcext:value-type="float">
            <text:p>531</text:p>
          </table:table-cell>
          <table:table-cell table:style-name="ce14" office:value-type="string" calcext:value-type="string">
            <text:p>ragged shower rain</text:p>
          </table:table-cell>
          <table:table-cell table:style-name="ce26" office:value-type="string" calcext:value-type="string">
            <text:p>09d</text:p>
          </table:table-cell>
          <table:table-cell table:style-name="ce30" office:value-type="string" calcext:value-type="string">
            <text:p>09n</text:p>
          </table:table-cell>
          <table:table-cell table:number-columns-repeated="2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15" office:value-type="string" calcext:value-type="string">
            <text:p>light snow</text:p>
          </table:table-cell>
          <table:table-cell table:style-name="ce25" office:value-type="string" calcext:value-type="string">
            <text:p>13d</text:p>
          </table:table-cell>
          <table:table-cell table:style-name="ce28"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6" office:value-type="string" calcext:value-type="string">
            <text:p>snow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6" office:value-type="string" calcext:value-type="string">
            <text:p>heavy snow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7" office:value-type="string" calcext:value-type="string">
            <text:p>sleet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7" office:value-type="string" calcext:value-type="string">
            <text:p>shower sleet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7" office:value-type="string" calcext:value-type="string">
            <text:p>light rain and snow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7" office:value-type="string" calcext:value-type="string">
            <text:p>rain and snow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6" office:value-type="string" calcext:value-type="string">
            <text:p>light shower snow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6" office:value-type="string" calcext:value-type="string">
            <text:p>shower snow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8" office:value-type="string" calcext:value-type="string">
            <text:p>heavy shower snow</text:p>
          </table:table-cell>
          <table:table-cell table:style-name="ce26" office:value-type="string" calcext:value-type="string">
            <text:p>13d</text:p>
          </table:table-cell>
          <table:table-cell table:style-name="ce30" office:value-type="string" calcext:value-type="string">
            <text:p>13n</text:p>
          </table:table-cell>
          <table:table-cell table:number-columns-repeated="2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19" office:value-type="string" calcext:value-type="string">
            <text:p>mist</text:p>
          </table:table-cell>
          <table:table-cell table:style-name="ce25" office:value-type="string" calcext:value-type="string">
            <text:p>50d</text:p>
          </table:table-cell>
          <table:table-cell table:style-name="ce28" office:value-type="string" calcext:value-type="string">
            <text:p>50n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0" office:value-type="string" calcext:value-type="string">
            <text:p>smoke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50n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0" office:value-type="string" calcext:value-type="string">
            <text:p>haze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50n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0" office:value-type="string" calcext:value-type="string">
            <text:p>sand, dust whirls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50n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0" office:value-type="string" calcext:value-type="string">
            <text:p>fog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50n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1" office:value-type="string" calcext:value-type="string">
            <text:p>sand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50n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1" office:value-type="string" calcext:value-type="string">
            <text:p>dust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50n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1" office:value-type="string" calcext:value-type="string">
            <text:p>volcanic ash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50n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1" office:value-type="string" calcext:value-type="string">
            <text:p>squalls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50n</text:p>
          </table:table-cell>
          <table:table-cell/>
          <table:table-cell table:style-name="Default"/>
        </table:table-row>
        <table:table-row table:style-name="ro1">
          <table:table-cell table:style-name="ce4" office:value-type="float" office:value="781" calcext:value-type="float">
            <text:p>781</text:p>
          </table:table-cell>
          <table:table-cell table:style-name="ce22" office:value-type="string" calcext:value-type="string">
            <text:p>tornado</text:p>
          </table:table-cell>
          <table:table-cell table:style-name="ce26" office:value-type="string" calcext:value-type="string">
            <text:p>50d</text:p>
          </table:table-cell>
          <table:table-cell table:style-name="ce30" office:value-type="string" calcext:value-type="string">
            <text:p>50n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19" office:value-type="string" calcext:value-type="string">
            <text:p>clear sky</text:p>
          </table:table-cell>
          <table:table-cell table:style-name="ce25" office:value-type="string" calcext:value-type="string">
            <text:p>01d</text:p>
          </table:table-cell>
          <table:table-cell table:style-name="ce28" office:value-type="string" calcext:value-type="string">
            <text:p>01n</text:p>
          </table:table-cell>
          <table:table-cell/>
          <table:table-cell table:style-name="Default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0"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  <table:table-cell office:value-type="string" calcext:value-type="string">
            <text:p>02n</text:p>
          </table:table-cell>
          <table:table-cell/>
          <table:table-cell table:style-name="Default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0"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  <table:table-cell office:value-type="string" calcext:value-type="string">
            <text:p>03n</text:p>
          </table:table-cell>
          <table:table-cell/>
          <table:table-cell table:style-name="Default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0"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  <table:table-cell office:value-type="string" calcext:value-type="string">
            <text:p>04n</text:p>
          </table:table-cell>
          <table:table-cell/>
          <table:table-cell table:style-name="Default"/>
        </table:table-row>
        <table:table-row table:style-name="ro1">
          <table:table-cell table:style-name="ce4" office:value-type="float" office:value="804" calcext:value-type="float">
            <text:p>804</text:p>
          </table:table-cell>
          <table:table-cell table:style-name="ce23" office:value-type="string" calcext:value-type="string">
            <text:p>overcast clouds</text:p>
          </table:table-cell>
          <table:table-cell table:style-name="ce26" office:value-type="string" calcext:value-type="string">
            <text:p>04d</text:p>
          </table:table-cell>
          <table:table-cell table:style-name="ce30" office:value-type="string" calcext:value-type="string">
            <text:p>04n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02:06:45.069724752</dc:date>
    <meta:editing-duration>PT31M18S</meta:editing-duration>
    <meta:editing-cycles>3</meta:editing-cycles>
    <meta:generator>LibreOffice/5.1.6.2$Linux_x86 LibreOffice_project/10m0$Build-2</meta:generator>
    <meta:document-statistic meta:table-count="1" meta:cell-count="220" meta:object-count="0"/>
  </office:meta>
</office:document-meta>
</file>